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یہ سُن کے لائے جو غنچہ وہ پھول ہو جائے</text:p>
            <text:p>پھر اُن کی گود میں پل کر رسول ہو جائے</text:p>
          </table:table-cell>
          <table:table-cell office:value-type="string" calcext:value-type="string">
            <text:p>شریکِ دعوتِ اسلام ہیں ابو طالب</text:p>
            <text:p>نبی کو حق کا اک انعام ہیں ابو طالب</text:p>
            <text:p>حریم میں وحی میں الہام ہیں ابو طالب</text:p>
            <text:p>حرم کے عظم کا احرام ہیں ابو طالب</text:p>
          </table:table-cell>
        </table:table-row>
        <table:table-row table:style-name="ro1">
          <table:table-cell office:value-type="string" calcext:value-type="string">
            <text:p>انہی کے دم سے ہوئی ابتدائے بسم اللہ</text:p>
            <text:p>انہی نے نقطہ دیا زیرِبا ئے بسم اللہ</text:p>
          </table:table-cell>
          <table:table-cell office:value-type="string" calcext:value-type="string">
            <text:p>رسولِ رب کا نگہبان ہیں ابوطالب</text:p>
            <text:p>نبی ہیں دین تو ایمان ہیں ابوطالب</text:p>
            <text:p>نزولِ وحی کا عنوان ہیں ابوطالب</text:p>
            <text:p>بغیر لفظوں کا قرآن ہیں ابوطالب</text:p>
          </table:table-cell>
        </table:table-row>
        <table:table-row table:style-name="ro1">
          <table:table-cell office:value-type="string" calcext:value-type="string">
            <text:p>جہاد ان کا ہے پسِ منظر جہادِ علی</text:p>
            <text:p>علی ہیں بعد میں ان کے یہ پہلے نادِ علی</text:p>
          </table:table-cell>
          <table:table-cell office:value-type="string" calcext:value-type="string">
            <text:p>پیعمبری کی بلائوں کا رد ابوطالب</text:p>
            <text:p>مدد خدا کی ہے شکلِ مدد ابوطالب</text:p>
            <text:p>نبی کی ڈھال دمِ جَدو کد ابوطالب</text:p>
            <text:p>نشانہ ختم ِرسل اور زد ابوطالب</text:p>
          </table:table-cell>
        </table:table-row>
        <table:table-row table:style-name="ro1">
          <table:table-cell office:value-type="string" calcext:value-type="string">
            <text:p>خُدا کے نُور پہ او خاک ڈالنے والے</text:p>
            <text:p>یہ بُت شکن کو ہیں گودی میں پالنے والے</text:p>
          </table:table-cell>
          <table:table-cell office:value-type="string" calcext:value-type="string">
            <text:p>کہاں ہے تنگ نظر ہم سے بھی تو آنکھ ملا</text:p>
            <text:p>ہے ان کے کُفر کا دعوہ تو کُچھ ثبوت بھی لا</text:p>
            <text:p>کوئی تو رسم جہالت کی ان کے گھر میں دِکھا</text:p>
            <text:p>بُتوں کے آگے جُھکا ان کا سر سر اپنا جُھکا</text:p>
          </table:table-cell>
        </table:table-row>
        <table:table-row table:style-name="ro1">
          <table:table-cell office:value-type="string" calcext:value-type="string">
            <text:p>نبی کسی کافر کو یوں سلامی ہے</text:p>
            <text:p>تو پھر ضرور نبوت میں کوئی خامی ہے</text:p>
          </table:table-cell>
          <table:table-cell office:value-type="string" calcext:value-type="string">
            <text:p>رسول ان کا بڑا احترام کرتے ہیں</text:p>
            <text:p>ثوابِ دید سے تنظیمِ عام کرتے ہیں</text:p>
            <text:p>سحر کو اُٹھتے ہی اول یہ کام کرتے ہیں</text:p>
            <text:p>انہیں نماز سے پہلے سلام کرتے ہیں</text:p>
          </table:table-cell>
        </table:table-row>
        <table:table-row table:style-name="ro1">
          <table:table-cell office:value-type="string" calcext:value-type="string">
            <text:p>خطا معاف ہو یہ بھی اگر نہیں مومن</text:p>
            <text:p>تو پھر جہاں میں کوئی بشر نہیں مومن</text:p>
          </table:table-cell>
          <table:table-cell office:value-type="string" calcext:value-type="string">
            <text:p>انہی کے گھر میں خیراُلانعام صلے علیٰ</text:p>
            <text:p>پسر نبی کا ہے قائم مقام صلے علیٰ</text:p>
            <text:p>کسے نصیب ہے یہ احترام صلے علیٰ</text:p>
            <text:p>کہ ان کے خُرد ہیں سارے امام صلے علیٰ</text:p>
          </table:table-cell>
        </table:table-row>
        <table:table-row table:style-name="ro1">
          <table:table-cell office:value-type="string" calcext:value-type="string">
            <text:p>وہ عامِ حُزن بنا ان کا جب وصال ہوا</text:p>
            <text:p>یہ غم رسول کی اُمت میں اک سال ہوا</text:p>
          </table:table-cell>
          <table:table-cell office:value-type="string" calcext:value-type="string">
            <text:p>نہ جانچیئے یہ روایت نہ سیرت و کردار</text:p>
            <text:p>نبی کی آنکھ سے ان کو دیکھیئے اک بار</text:p>
            <text:p>یہ بارگاہِ رسالت میں آپ کا تھا وقار</text:p>
            <text:p>پچادے خاکے انہیں روئے احمدِ مختار</text:p>
          </table:table-cell>
        </table:table-row>
        <table:table-row table:style-name="ro1">
          <table:table-cell office:value-type="string" calcext:value-type="string">
            <text:p>جتا دیا تھا کہ جو مُحسنِ رسالت ہے</text:p>
            <text:p>تو اُس کو رونا رُلانا نبی کی سُنت ہے</text:p>
          </table:table-cell>
          <table:table-cell office:value-type="string" calcext:value-type="string">
            <text:p>یہ مرنے والا گر ایمان ہی نہ لایا تھا</text:p>
            <text:p>تو کیا رسول نے کافر کا غم منایا تھا</text:p>
            <text:p>زبان پہ وا اباۃٰ بار بار آیا تھا</text:p>
            <text:p>وہ خود بھی روئے تھے اوروں کو بھی رُلایا تھا</text:p>
          </table:table-cell>
        </table:table-row>
        <table:table-row table:style-name="ro1">
          <table:table-cell office:value-type="string" calcext:value-type="string">
            <text:p>حسین سوئے شہِ مرسل کے سینے پر</text:p>
            <text:p>غضب ہے شمر کا زانوں انہیں کے سینے پر</text:p>
          </table:table-cell>
          <table:table-cell office:value-type="string" calcext:value-type="string">
            <text:p>یہ بات اگر ہو اجازت تو پوچھلوں میں یہیں</text:p>
            <text:p>حسین ابنِ علی کیا نہیں تھے مُحسنِ دیں</text:p>
            <text:p>ہم ان کو روئیں تو پھر کیوں ہو چین با جبیں</text:p>
            <text:p>بنے تھے ان کا تو ناقہ رسولِ عرش نشیں</text:p>
          </table:table-cell>
        </table:table-row>
        <table:table-row table:style-name="ro1">
          <table:table-cell office:value-type="string" calcext:value-type="string">
            <text:p>ملا جو حکم کہ سر سے نکال جانِ حسین</text:p>
            <text:p>کہا کہ سخت ہے یا رب یہ امتحانِ حسین</text:p>
          </table:table-cell>
          <table:table-cell office:value-type="string" calcext:value-type="string">
            <text:p>بگوشِ ہوش کیوں جب حالِ کربلا سنیئے</text:p>
            <text:p>سُنا جو میرے تصور نے جو وہ ذرا سنیئے</text:p>
            <text:p>بیان ہمتِ صبر و شاہ الہدیٰ سنیئے</text:p>
            <text:p>وہ آتی ہے ملک الموت کی صدا سنیئے</text:p>
          </table:table-cell>
        </table:table-row>
        <table:table-row table:style-name="ro1">
          <table:table-cell office:value-type="string" calcext:value-type="string">
            <text:p>ندا یہ آئی کہ آنکھیں تو ڈال آنکھوں میں</text:p>
            <text:p>کہا بہن کا ہے اس دم خیال آنکھوں میں</text:p>
          </table:table-cell>
          <table:table-cell office:value-type="string" calcext:value-type="string">
            <text:p>لگا ہے زخم تبر بہہ رہا ہے سر سے لہو</text:p>
            <text:p>بھرے ہیں خون میں جانِ رسول کے گیسو</text:p>
            <text:p>قریب جا کے رکھوں دل پہ کس طرح قابو</text:p>
            <text:p>کہ اس لہو میں تو ہے فاطمہ کے دودھ کی بو</text:p>
          </table:table-cell>
        </table:table-row>
        <table:table-row table:style-name="ro1">
          <table:table-cell office:value-type="string" calcext:value-type="string">
            <text:p>جہاں رواں تیرے خنجر کی آب ہے ظالم</text:p>
            <text:p>یہ بوسہ گاہِ رسالتِ مآب ہے ظالم</text:p>
          </table:table-cell>
          <table:table-cell office:value-type="string" calcext:value-type="string">
            <text:p>ندا یہ آئی کہ گردن سے کھینچ جان ان کی</text:p>
            <text:p>کہا میں کیا کروں گردن پہ چل رہی ہے چھری</text:p>
            <text:p>چھری پکڑ کہ یہ چلاتی ہے کوئی بی بی</text:p>
            <text:p>نہ ذبح کر میرے بچے کو میں دعا دوں گی</text:p>
          </table:table-cell>
        </table:table-row>
        <table:table-row table:style-name="ro1">
          <table:table-cell office:value-type="string" calcext:value-type="string">
            <text:p>یہ کرب ہے کہ رخِ پاک گرد ہے یا رب</text:p>
            <text:p>تیرے حسین کے سینے میں درد ہے یا رب</text:p>
          </table:table-cell>
          <table:table-cell office:value-type="string" calcext:value-type="string">
            <text:p>ندا یہ آئی کہ سینے سے قبض کر لے جان</text:p>
            <text:p>کہا کہ تیروں سے چھلنی ہے اے میرے رحمان</text:p>
            <text:p>ابھی تو مار کے برچھی ہٹا ہے اک شیطان</text:p>
            <text:p>اور اب تو ہے تہہِ زانوئے شمر یہ قرآن</text:p>
          </table:table-cell>
        </table:table-row>
        <table:table-row table:style-name="ro1">
          <table:table-cell office:value-type="string" calcext:value-type="string">
            <text:p>صدائے غیب یہ آئی بحال ہے چہرہ</text:p>
            <text:p>کہا ہے خون سے اصغر کے لال ہے چہرہ</text:p>
          </table:table-cell>
          <table:table-cell office:value-type="string" calcext:value-type="string">
            <text:p>ندا یہ آئی کہ مظلومیت کا رتبہ شناس</text:p>
            <text:p>کمر سے کھینچ لے صابر کی جانِ بیوسواس</text:p>
            <text:p>کہا ملک نے تڑپ کر با درد و حسرت و یاس</text:p>
            <text:p>کمر تو ٹوٹ گئی جب سے مر گئے عباس</text:p>
          </table:table-cell>
        </table:table-row>
        <table:table-row table:style-name="ro1">
          <table:table-cell office:value-type="string" calcext:value-type="string">
            <text:p>صدا یہ سن کے اس سمت چل پڑی زینب</text:p>
            <text:p>تڑپ کے خیمے سے باہر نکل پڑی زینب</text:p>
          </table:table-cell>
          <table:table-cell office:value-type="string" calcext:value-type="string">
            <text:p>یہ گفتگو تھی کہ مرجھا گیا رسول کا پھول</text:p>
            <text:p>فلک سے آگئے روح الامین حزین و ملول</text:p>
            <text:p>کہا پکار کے منہ ڈھانپ لو برائے رسول</text:p>
            <text:p>پسر کی لاش پہ کھولیں گی اپنے بال بتول</text:p>
          </table:table-cell>
        </table:table-row>
        <table:table-row table:style-name="ro1">
          <table:table-cell office:value-type="string" calcext:value-type="string">
            <text:p>کوئی بزرگ نہ اب ہے نہ خُرد ہے زینب</text:p>
            <text:p>نبی کی آل تمہارے سپرد ہے زینب</text:p>
          </table:table-cell>
          <table:table-cell office:value-type="string" calcext:value-type="string">
            <text:p>نسیم اُدھر سے تو قدسی کی صدا آئی</text:p>
            <text:p>ادھر تڑپتی ہوئی بنتِ مرتضیٰ آئی</text:p>
            <text:p>قریبِ لاش جو خواہر بصد بقا آئی</text:p>
            <text:p>اخی کے حلقِ بریدہ سے یہ صدا آئ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7:18:31.661303900</meta:creation-date>
    <dc:date>2026-01-22T17:18:52.946395500</dc:date>
    <meta:editing-duration>PT21S</meta:editing-duration>
    <meta:editing-cycles>1</meta:editing-cycles>
    <meta:document-statistic meta:table-count="1" meta:cell-count="32" meta:object-count="0"/>
    <meta:generator>LibreOffice/25.8.4.2$Windows_X86_64 LibreOffice_project/290daaa01b999472f0c7a3890eb6a550fd74c6df</meta:generator>
  </office:meta>
</office:document-meta>
</file>